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
      <loext:graphic-properties draw:fill-image-width="0cm" draw:fill-image-height="0cm"/>
      <style:paragraph-properties fo:line-height="100%" fo:text-align="end" style:justify-single-word="false" style:page-number="auto" style:shadow="none"/>
      <style:text-properties style:font-name="Calibri" officeooo:rsid="0018d9e9" officeooo:paragraph-rsid="0018d9e9"/>
    </style:style>
    <style:style style:name="P2" style:family="paragraph" style:parent-style-name="Standard">
      <loext:graphic-properties draw:fill-image-width="0cm" draw:fill-image-height="0cm"/>
      <style:paragraph-properties fo:line-height="100%" fo:text-align="end" style:justify-single-word="false" style:shadow="none"/>
      <style:text-properties style:font-name="Calibri" officeooo:rsid="0018d9e9" officeooo:paragraph-rsid="0018d9e9"/>
    </style:style>
    <style:style style:name="P3"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afe63"/>
    </style:style>
    <style:style style:name="P4"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340bf6"/>
    </style:style>
    <style:style style:name="P5" style:family="paragraph" style:parent-style-name="Standard">
      <loext:graphic-properties draw:fill-image-width="0cm" draw:fill-image-height="0cm"/>
      <style:paragraph-properties fo:line-height="100%" style:shadow="none"/>
      <style:text-properties style:font-name="Calibri" style:text-underline-style="none" officeooo:rsid="00279130" officeooo:paragraph-rsid="00279130"/>
    </style:style>
    <style:style style:name="P6" style:family="paragraph" style:parent-style-name="Standard">
      <loext:graphic-properties draw:fill-image-width="0cm" draw:fill-image-height="0cm"/>
      <style:paragraph-properties fo:line-height="100%" style:shadow="none"/>
      <style:text-properties style:font-name="Calibri" style:text-underline-style="none" fo:font-weight="bold" officeooo:rsid="00279130" officeooo:paragraph-rsid="002ee4bc" style:font-weight-asian="bold" style:font-weight-complex="bold"/>
    </style:style>
    <style:style style:name="P7"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192162" officeooo:paragraph-rsid="0018d9e9" style:font-weight-asian="normal" style:font-weight-complex="normal"/>
    </style:style>
    <style:style style:name="P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279130" officeooo:paragraph-rsid="00279130" style:font-weight-asian="bold" style:font-weight-complex="bold"/>
    </style:style>
    <style:style style:name="P9"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79130" style:font-weight-asian="normal" style:font-weight-complex="normal"/>
    </style:style>
    <style:style style:name="P10"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79130" officeooo:paragraph-rsid="002ee4bc" style:font-weight-asian="normal" style:font-weight-complex="normal"/>
    </style:style>
    <style:style style:name="P11"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cf8b2" style:font-weight-asian="normal" style:font-weight-complex="normal"/>
    </style:style>
    <style:style style:name="P12"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279130" officeooo:paragraph-rsid="00279130" style:font-weight-asian="bold" style:font-weight-complex="bold"/>
    </style:style>
    <style:style style:name="P13"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4ddf49" officeooo:paragraph-rsid="0050f2d8" style:font-weight-asian="bold" style:font-weight-complex="bold"/>
    </style:style>
    <style:style style:name="P14"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54399a" officeooo:paragraph-rsid="0054399a" style:font-weight-asian="bold" style:font-weight-complex="bold"/>
    </style:style>
    <style:style style:name="P15"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67a156" officeooo:paragraph-rsid="0067a156" style:font-weight-asian="bold" style:font-weight-complex="bold"/>
    </style:style>
    <style:style style:name="P16" style:family="paragraph" style:parent-style-name="Text_20_body">
      <loext:graphic-properties draw:fill-image-width="0cm" draw:fill-image-height="0cm"/>
      <style:paragraph-properties fo:line-height="100%" style:shadow="none"/>
      <style:text-properties style:font-name="Calibri" style:text-underline-style="none" fo:font-weight="bold" officeooo:rsid="003d82c8" officeooo:paragraph-rsid="0041a3a2" style:font-weight-asian="bold" style:font-weight-complex="bold"/>
    </style:style>
    <style:style style:name="P17" style:family="paragraph" style:parent-style-name="Text_20_body">
      <loext:graphic-properties draw:fill-image-width="0cm" draw:fill-image-height="0cm"/>
      <style:paragraph-properties fo:line-height="100%" style:shadow="none"/>
      <style:text-properties style:font-name="Calibri" officeooo:paragraph-rsid="00451601"/>
    </style:style>
    <style:style style:name="P18" style:family="paragraph" style:parent-style-name="Text_20_body">
      <loext:graphic-properties draw:fill-image-width="0cm" draw:fill-image-height="0cm"/>
      <style:paragraph-properties fo:line-height="100%" style:shadow="none"/>
      <style:text-properties style:font-name="Calibri" officeooo:paragraph-rsid="004b4d7c"/>
    </style:style>
    <style:style style:name="P1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2cf8b2" officeooo:paragraph-rsid="002ee4bc" style:font-weight-asian="normal" style:font-weight-complex="normal"/>
    </style:style>
    <style:style style:name="P2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3d82c8" officeooo:paragraph-rsid="003d82c8" style:font-weight-asian="normal" style:font-weight-complex="normal"/>
    </style:style>
    <style:style style:name="P2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51601" officeooo:paragraph-rsid="00451601" style:font-weight-asian="normal" style:font-weight-complex="normal"/>
    </style:style>
    <style:style style:name="P2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d7c" officeooo:paragraph-rsid="004b4d7c" style:font-weight-asian="normal" style:font-weight-complex="normal"/>
    </style:style>
    <style:style style:name="P2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b4a70" officeooo:paragraph-rsid="004b4a70" style:font-weight-asian="normal" style:font-weight-complex="normal"/>
    </style:style>
    <style:style style:name="P2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4ddf49" style:font-weight-asian="normal" style:font-weight-complex="normal"/>
    </style:style>
    <style:style style:name="P2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4ddf49" officeooo:paragraph-rsid="0050f2d8" style:font-weight-asian="normal" style:font-weight-complex="normal"/>
    </style:style>
    <style:style style:name="P2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2817a" officeooo:paragraph-rsid="0052817a" style:font-weight-asian="normal" style:font-weight-complex="normal"/>
    </style:style>
    <style:style style:name="P2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4399a" officeooo:paragraph-rsid="0054399a" style:font-weight-asian="normal" style:font-weight-complex="normal"/>
    </style:style>
    <style:style style:name="P2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bf2aa" officeooo:paragraph-rsid="005bf2aa" style:font-weight-asian="normal" style:font-weight-complex="normal"/>
    </style:style>
    <style:style style:name="P2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6b8f" officeooo:paragraph-rsid="005d6b8f" style:font-weight-asian="normal" style:font-weight-complex="normal"/>
    </style:style>
    <style:style style:name="P3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d89d6" officeooo:paragraph-rsid="005d89d6" style:font-weight-asian="normal" style:font-weight-complex="normal"/>
    </style:style>
    <style:style style:name="P3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5f24b7" officeooo:paragraph-rsid="005f24b7" style:font-weight-asian="normal" style:font-weight-complex="normal"/>
    </style:style>
    <style:style style:name="P3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172ba" officeooo:paragraph-rsid="006172ba" style:font-weight-asian="normal" style:font-weight-complex="normal"/>
    </style:style>
    <style:style style:name="P3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2e83f" officeooo:paragraph-rsid="0062e83f" style:font-weight-asian="normal" style:font-weight-complex="normal"/>
    </style:style>
    <style:style style:name="P3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4a203" officeooo:paragraph-rsid="0064a203" style:font-weight-asian="normal" style:font-weight-complex="normal"/>
    </style:style>
    <style:style style:name="P3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657be2" style:font-weight-asian="normal" style:font-weight-complex="normal"/>
    </style:style>
    <style:style style:name="P3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afaafe" style:font-weight-asian="normal" style:font-weight-complex="normal"/>
    </style:style>
    <style:style style:name="P3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0af2a" style:font-weight-asian="normal" style:font-weight-complex="normal"/>
    </style:style>
    <style:style style:name="P3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3d4f4" style:font-weight-asian="normal" style:font-weight-complex="normal"/>
    </style:style>
    <style:style style:name="P3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45117" style:font-weight-asian="normal" style:font-weight-complex="normal"/>
    </style:style>
    <style:style style:name="P4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5ee45" style:font-weight-asian="normal" style:font-weight-complex="normal"/>
    </style:style>
    <style:style style:name="P4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72583" style:font-weight-asian="normal" style:font-weight-complex="normal"/>
    </style:style>
    <style:style style:name="P4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84fe1" style:font-weight-asian="normal" style:font-weight-complex="normal"/>
    </style:style>
    <style:style style:name="P4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9e5cd" style:font-weight-asian="normal" style:font-weight-complex="normal"/>
    </style:style>
    <style:style style:name="P4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bba67a" style:font-weight-asian="normal" style:font-weight-complex="normal"/>
    </style:style>
    <style:style style:name="P4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c8f258" style:font-weight-asian="normal" style:font-weight-complex="normal"/>
    </style:style>
    <style:style style:name="P4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caadef" style:font-weight-asian="normal" style:font-weight-complex="normal"/>
    </style:style>
    <style:style style:name="P4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d0ad9c" style:font-weight-asian="normal" style:font-weight-complex="normal"/>
    </style:style>
    <style:style style:name="P4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657be2" officeooo:paragraph-rsid="00d56225" style:font-weight-asian="normal" style:font-weight-complex="normal"/>
    </style:style>
    <style:style style:name="P4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319fc" officeooo:paragraph-rsid="0086d2da" style:font-weight-asian="normal" style:font-weight-complex="normal"/>
    </style:style>
    <style:style style:name="P5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8af2ef" officeooo:paragraph-rsid="008afbdf" style:font-weight-asian="normal" style:font-weight-complex="normal"/>
    </style:style>
    <style:style style:name="P5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20404" officeooo:paragraph-rsid="008fa765" style:font-weight-asian="normal" style:font-weight-complex="normal"/>
    </style:style>
    <style:style style:name="P5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70725" officeooo:paragraph-rsid="00964195" style:font-weight-asian="normal" style:font-weight-complex="normal"/>
    </style:style>
    <style:style style:name="P5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9abbc0" officeooo:paragraph-rsid="009abbc0" style:font-weight-asian="normal" style:font-weight-complex="normal"/>
    </style:style>
    <style:style style:name="P5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51a93" officeooo:paragraph-rsid="00351a93" style:font-weight-asian="bold" style:font-weight-complex="bold"/>
    </style:style>
    <style:style style:name="P5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8012b" style:font-weight-asian="bold" style:font-weight-complex="bold"/>
    </style:style>
    <style:style style:name="P5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d82c8" style:font-weight-asian="bold" style:font-weight-complex="bold"/>
    </style:style>
    <style:style style:name="P5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d82c8" officeooo:paragraph-rsid="003d82c8" style:font-weight-asian="bold" style:font-weight-complex="bold"/>
    </style:style>
    <style:style style:name="P5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51601" officeooo:paragraph-rsid="00451601" style:font-weight-asian="bold" style:font-weight-complex="bold"/>
    </style:style>
    <style:style style:name="P5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b4a70" officeooo:paragraph-rsid="004b4a70" style:font-weight-asian="bold" style:font-weight-complex="bold"/>
    </style:style>
    <style:style style:name="P6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4ddf49" officeooo:paragraph-rsid="004ddf49" style:font-weight-asian="bold" style:font-weight-complex="bold"/>
    </style:style>
    <style:style style:name="P6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2817a" officeooo:paragraph-rsid="0052817a" style:font-weight-asian="bold" style:font-weight-complex="bold"/>
    </style:style>
    <style:style style:name="P6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bf2aa" officeooo:paragraph-rsid="005bf2aa" style:font-weight-asian="bold" style:font-weight-complex="bold"/>
    </style:style>
    <style:style style:name="P6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6b8f" officeooo:paragraph-rsid="005d6b8f" style:font-weight-asian="bold" style:font-weight-complex="bold"/>
    </style:style>
    <style:style style:name="P6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d89d6" officeooo:paragraph-rsid="005d89d6" style:font-weight-asian="bold" style:font-weight-complex="bold"/>
    </style:style>
    <style:style style:name="P6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5f24b7" officeooo:paragraph-rsid="005f24b7" style:font-weight-asian="bold" style:font-weight-complex="bold"/>
    </style:style>
    <style:style style:name="P6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172ba" officeooo:paragraph-rsid="006172ba" style:font-weight-asian="bold" style:font-weight-complex="bold"/>
    </style:style>
    <style:style style:name="P6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2e83f" officeooo:paragraph-rsid="0062e83f" style:font-weight-asian="bold" style:font-weight-complex="bold"/>
    </style:style>
    <style:style style:name="P6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657be2" style:font-weight-asian="bold" style:font-weight-complex="bold"/>
    </style:style>
    <style:style style:name="P6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13242" style:font-weight-asian="bold" style:font-weight-complex="bold"/>
    </style:style>
    <style:style style:name="P7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83828" style:font-weight-asian="bold" style:font-weight-complex="bold"/>
    </style:style>
    <style:style style:name="P7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afbdf" style:font-weight-asian="bold" style:font-weight-complex="bold"/>
    </style:style>
    <style:style style:name="P7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8f1de7" style:font-weight-asian="bold" style:font-weight-complex="bold"/>
    </style:style>
    <style:style style:name="P7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3d04d" style:font-weight-asian="bold" style:font-weight-complex="bold"/>
    </style:style>
    <style:style style:name="P7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64195" style:font-weight-asian="bold" style:font-weight-complex="bold"/>
    </style:style>
    <style:style style:name="P7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8a215" style:font-weight-asian="bold" style:font-weight-complex="bold"/>
    </style:style>
    <style:style style:name="P7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a99c8" style:font-weight-asian="bold" style:font-weight-complex="bold"/>
    </style:style>
    <style:style style:name="P77"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9e79fd" style:font-weight-asian="bold" style:font-weight-complex="bold"/>
    </style:style>
    <style:style style:name="P78"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bba67a" style:font-weight-asian="bold" style:font-weight-complex="bold"/>
    </style:style>
    <style:style style:name="P7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c668bf" style:font-weight-asian="bold" style:font-weight-complex="bold"/>
    </style:style>
    <style:style style:name="P80"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d98cc0" style:font-weight-asian="bold" style:font-weight-complex="bold"/>
    </style:style>
    <style:style style:name="P81"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657be2" officeooo:paragraph-rsid="00db139b" style:font-weight-asian="bold" style:font-weight-complex="bold"/>
    </style:style>
    <style:style style:name="P82"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451601" officeooo:paragraph-rsid="00451601" style:font-weight-asian="bold" style:font-weight-complex="bold"/>
    </style:style>
    <style:style style:name="P83"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5bf2aa" officeooo:paragraph-rsid="005bf2aa" style:font-weight-asian="bold" style:font-weight-complex="bold"/>
    </style:style>
    <style:style style:name="P84"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657be2" style:font-weight-asian="bold" style:font-weight-complex="bold"/>
    </style:style>
    <style:style style:name="P85"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bold" officeooo:rsid="00657be2" officeooo:paragraph-rsid="0098a215" style:font-weight-asian="bold" style:font-weight-complex="bold"/>
    </style:style>
    <style:style style:name="P86"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solid" style:text-underline-width="auto" style:text-underline-color="font-color" fo:font-weight="normal" officeooo:rsid="00657be2" officeooo:paragraph-rsid="00657be2" style:font-weight-asian="normal" style:font-weight-complex="normal"/>
    </style:style>
    <style:style style:name="P87" style:family="paragraph" style:parent-style-name="Standard">
      <loext:graphic-properties draw:fill-image-width="0cm" draw:fill-image-height="0cm"/>
      <style:paragraph-properties fo:line-height="100%" style:shadow="none"/>
      <style:text-properties style:font-name="Calibri" fo:font-size="16pt" fo:font-weight="bold" officeooo:rsid="0018d9e9" officeooo:paragraph-rsid="0018d9e9" style:font-size-asian="16pt" style:font-weight-asian="bold" style:font-size-complex="16pt" style:font-weight-complex="bold"/>
    </style:style>
    <style:style style:name="P88" style:family="paragraph" style:parent-style-name="Standard">
      <loext:graphic-properties draw:fill-image-width="0cm" draw:fill-image-height="0cm"/>
      <style:paragraph-properties fo:line-height="100%" style:shadow="none"/>
      <style:text-properties style:text-line-through-style="none" style:text-line-through-type="none" style:font-name="Calibri" style:text-underline-style="none" fo:font-weight="normal" officeooo:rsid="00ddb096" officeooo:paragraph-rsid="0018d9e9" style:font-weight-asian="normal" style:font-weight-complex="normal"/>
    </style:style>
    <style:style style:name="P89" style:family="paragraph" style:parent-style-name="Text_20_body">
      <loext:graphic-properties draw:fill-image-width="0cm" draw:fill-image-height="0cm"/>
      <style:paragraph-properties fo:line-height="100%" style:shadow="none"/>
      <style:text-properties style:text-line-through-style="none" style:text-line-through-type="none" style:font-name="Calibri" style:text-underline-style="none" fo:font-weight="bold" officeooo:rsid="0038012b" officeooo:paragraph-rsid="0038012b" style:font-weight-asian="bold" style:font-weight-complex="bold"/>
    </style:style>
    <style:style style:name="T1" style:family="text">
      <style:text-properties style:text-line-through-style="none" style:text-line-through-type="none"/>
    </style:style>
    <style:style style:name="T2" style:family="text">
      <style:text-properties style:text-line-through-style="none" style:text-line-through-type="none" fo:font-weight="normal" officeooo:rsid="002ac35c" style:font-weight-asian="normal" style:font-weight-complex="normal"/>
    </style:style>
    <style:style style:name="T3" style:family="text">
      <style:text-properties style:text-line-through-style="none" style:text-line-through-type="none" fo:font-weight="normal" officeooo:rsid="00324953" style:font-weight-asian="normal" style:font-weight-complex="normal"/>
    </style:style>
    <style:style style:name="T4" style:family="text">
      <style:text-properties style:text-line-through-style="none" style:text-line-through-type="none" fo:font-weight="normal" officeooo:rsid="003a9acc" style:font-weight-asian="normal" style:font-weight-complex="normal"/>
    </style:style>
    <style:style style:name="T5" style:family="text">
      <style:text-properties style:text-line-through-style="none" style:text-line-through-type="none" fo:font-weight="normal" officeooo:rsid="0041a3a2" style:font-weight-asian="normal" style:font-weight-complex="normal"/>
    </style:style>
    <style:style style:name="T6" style:family="text">
      <style:text-properties style:text-line-through-style="none" style:text-line-through-type="none" fo:font-weight="normal" officeooo:rsid="00676907" style:font-weight-asian="normal" style:font-weight-complex="normal"/>
    </style:style>
    <style:style style:name="T7" style:family="text">
      <style:text-properties style:text-line-through-style="none" style:text-line-through-type="none" fo:font-weight="normal" officeooo:rsid="0068e03e" style:font-weight-asian="normal" style:font-weight-complex="normal"/>
    </style:style>
    <style:style style:name="T8" style:family="text">
      <style:text-properties style:text-line-through-style="none" style:text-line-through-type="none" officeooo:rsid="002f5e36"/>
    </style:style>
    <style:style style:name="T9" style:family="text">
      <style:text-properties style:text-line-through-style="none" style:text-line-through-type="none" fo:font-weight="bold" style:font-weight-asian="bold" style:font-weight-complex="bold"/>
    </style:style>
    <style:style style:name="T10" style:family="text">
      <style:text-properties style:text-line-through-style="none" style:text-line-through-type="none" officeooo:rsid="0051295d"/>
    </style:style>
    <style:style style:name="T11" style:family="text">
      <style:text-properties style:text-line-through-style="none" style:text-line-through-type="none" officeooo:rsid="005a219c"/>
    </style:style>
    <style:style style:name="T12" style:family="text">
      <style:text-properties style:text-line-through-style="none" style:text-line-through-type="none" officeooo:rsid="003a9acc"/>
    </style:style>
    <style:style style:name="T13" style:family="text">
      <style:text-properties style:text-line-through-style="none" style:text-line-through-type="none" officeooo:rsid="0041a3a2"/>
    </style:style>
    <style:style style:name="T14" style:family="text">
      <style:text-properties style:text-line-through-style="none" style:text-line-through-type="none" style:text-underline-style="none" fo:font-weight="normal" officeooo:rsid="0069dc26" style:font-weight-asian="normal" style:font-weight-complex="normal"/>
    </style:style>
    <style:style style:name="T15" style:family="text">
      <style:text-properties style:text-line-through-style="none" style:text-line-through-type="none" style:text-underline-style="none" fo:font-weight="bold" officeooo:rsid="00451601" style:font-weight-asian="bold" style:font-weight-complex="bold"/>
    </style:style>
    <style:style style:name="T16" style:family="text">
      <style:text-properties style:text-line-through-style="none" style:text-line-through-type="none" style:text-underline-style="none" fo:font-weight="bold" officeooo:rsid="004b4d7c" style:font-weight-asian="bold" style:font-weight-complex="bold"/>
    </style:style>
    <style:style style:name="T17" style:family="text">
      <style:text-properties officeooo:rsid="00676907"/>
    </style:style>
    <style:style style:name="T18" style:family="text">
      <style:text-properties fo:font-weight="bold" style:font-weight-asian="bold" style:font-weight-complex="bold"/>
    </style:style>
    <style:style style:name="T19" style:family="text">
      <style:text-properties fo:font-weight="bold" officeooo:rsid="0069dc26" style:font-weight-asian="bold" style:font-weight-complex="bold"/>
    </style:style>
    <style:style style:name="T20" style:family="text">
      <style:text-properties fo:font-weight="normal" style:font-weight-asian="normal" style:font-weight-complex="normal"/>
    </style:style>
    <style:style style:name="T21" style:family="text">
      <style:text-properties fo:font-weight="normal" officeooo:rsid="002afe63" style:font-weight-asian="normal" style:font-weight-complex="normal"/>
    </style:style>
    <style:style style:name="T22" style:family="text">
      <style:text-properties fo:font-weight="normal" officeooo:rsid="0037fbea" style:font-weight-asian="normal" style:font-weight-complex="normal"/>
    </style:style>
    <style:style style:name="T23" style:family="text">
      <style:text-properties fo:font-weight="normal" officeooo:rsid="00813242" style:font-weight-asian="normal" style:font-weight-complex="normal"/>
    </style:style>
    <style:style style:name="T24" style:family="text">
      <style:text-properties fo:font-weight="normal" officeooo:rsid="008319fc" style:font-weight-asian="normal" style:font-weight-complex="normal"/>
    </style:style>
    <style:style style:name="T25" style:family="text">
      <style:text-properties fo:font-weight="normal" officeooo:rsid="0088b366" style:font-weight-asian="normal" style:font-weight-complex="normal"/>
    </style:style>
    <style:style style:name="T26" style:family="text">
      <style:text-properties fo:font-weight="normal" officeooo:rsid="008afbdf" style:font-weight-asian="normal" style:font-weight-complex="normal"/>
    </style:style>
    <style:style style:name="T27" style:family="text">
      <style:text-properties fo:font-weight="normal" officeooo:rsid="008f1de7" style:font-weight-asian="normal" style:font-weight-complex="normal"/>
    </style:style>
    <style:style style:name="T28" style:family="text">
      <style:text-properties fo:font-weight="normal" officeooo:rsid="008fa765" style:font-weight-asian="normal" style:font-weight-complex="normal"/>
    </style:style>
    <style:style style:name="T29" style:family="text">
      <style:text-properties fo:font-weight="normal" officeooo:rsid="009595fe" style:font-weight-asian="normal" style:font-weight-complex="normal"/>
    </style:style>
    <style:style style:name="T30" style:family="text">
      <style:text-properties fo:font-weight="normal" officeooo:rsid="009629b7" style:font-weight-asian="normal" style:font-weight-complex="normal"/>
    </style:style>
    <style:style style:name="T31" style:family="text">
      <style:text-properties fo:font-weight="normal" officeooo:rsid="00964195" style:font-weight-asian="normal" style:font-weight-complex="normal"/>
    </style:style>
    <style:style style:name="T32" style:family="text">
      <style:text-properties fo:font-weight="normal" officeooo:rsid="00970725" style:font-weight-asian="normal" style:font-weight-complex="normal"/>
    </style:style>
    <style:style style:name="T33" style:family="text">
      <style:text-properties fo:font-weight="normal" officeooo:rsid="009a99c8" style:font-weight-asian="normal" style:font-weight-complex="normal"/>
    </style:style>
    <style:style style:name="T34" style:family="text">
      <style:text-properties fo:font-weight="normal" officeooo:rsid="009abbc0" style:font-weight-asian="normal" style:font-weight-complex="normal"/>
    </style:style>
    <style:style style:name="T35" style:family="text">
      <style:text-properties fo:font-weight="normal" officeooo:rsid="009d761b" style:font-weight-asian="normal" style:font-weight-complex="normal"/>
    </style:style>
    <style:style style:name="T36" style:family="text">
      <style:text-properties fo:font-weight="normal" officeooo:rsid="00a1729f" style:font-weight-asian="normal" style:font-weight-complex="normal"/>
    </style:style>
    <style:style style:name="T37" style:family="text">
      <style:text-properties fo:font-weight="normal" officeooo:rsid="00a7515b" style:font-weight-asian="normal" style:font-weight-complex="normal"/>
    </style:style>
    <style:style style:name="T38" style:family="text">
      <style:text-properties fo:font-weight="normal" officeooo:rsid="00a82e0b" style:font-weight-asian="normal" style:font-weight-complex="normal"/>
    </style:style>
    <style:style style:name="T39" style:family="text">
      <style:text-properties fo:font-weight="normal" officeooo:rsid="00a943cc" style:font-weight-asian="normal" style:font-weight-complex="normal"/>
    </style:style>
    <style:style style:name="T40" style:family="text">
      <style:text-properties fo:font-weight="normal" officeooo:rsid="00bba67a" style:font-weight-asian="normal" style:font-weight-complex="normal"/>
    </style:style>
    <style:style style:name="T41" style:family="text">
      <style:text-properties fo:font-weight="normal" officeooo:rsid="00b9e5cd" style:font-weight-asian="normal" style:font-weight-complex="normal"/>
    </style:style>
    <style:style style:name="T42" style:family="text">
      <style:text-properties fo:font-weight="normal" officeooo:rsid="00d74dc6" style:font-weight-asian="normal" style:font-weight-complex="normal"/>
    </style:style>
    <style:style style:name="T43" style:family="text">
      <style:text-properties fo:font-weight="normal" officeooo:rsid="00d98cc0" style:font-weight-asian="normal" style:font-weight-complex="normal"/>
    </style:style>
    <style:style style:name="T44" style:family="text">
      <style:text-properties fo:font-weight="normal" officeooo:rsid="00db139b" style:font-weight-asian="normal" style:font-weight-complex="normal"/>
    </style:style>
    <style:style style:name="T45" style:family="text">
      <style:text-properties fo:font-weight="normal" officeooo:rsid="00dce55d" style:font-weight-asian="normal" style:font-weight-complex="normal"/>
    </style:style>
    <style:style style:name="T46" style:family="text">
      <style:text-properties officeooo:rsid="0067a156"/>
    </style:style>
    <style:style style:name="T47" style:family="text">
      <style:text-properties officeooo:rsid="0068e03e"/>
    </style:style>
    <style:style style:name="T48" style:family="text">
      <style:text-properties officeooo:rsid="00469a38"/>
    </style:style>
    <style:style style:name="T49" style:family="text">
      <style:text-properties officeooo:rsid="00505496"/>
    </style:style>
    <style:style style:name="T50" style:family="text">
      <style:text-properties officeooo:rsid="006a676d"/>
    </style:style>
    <style:style style:name="T51" style:family="text">
      <style:text-properties officeooo:rsid="006bca65"/>
    </style:style>
    <style:style style:name="T52" style:family="text">
      <style:text-properties officeooo:rsid="006d7849"/>
    </style:style>
    <style:style style:name="T53" style:family="text">
      <style:text-properties officeooo:rsid="006eef2c"/>
    </style:style>
    <style:style style:name="T54" style:family="text">
      <style:text-properties officeooo:rsid="0070a7b4"/>
    </style:style>
    <style:style style:name="T55" style:family="text">
      <style:text-properties officeooo:rsid="0071bfe1"/>
    </style:style>
    <style:style style:name="T56" style:family="text">
      <style:text-properties officeooo:rsid="0073a97a"/>
    </style:style>
    <style:style style:name="T57" style:family="text">
      <style:text-properties officeooo:rsid="0074270b"/>
    </style:style>
    <style:style style:name="T58" style:family="text">
      <style:text-properties officeooo:rsid="007575ed"/>
    </style:style>
    <style:style style:name="T59" style:family="text">
      <style:text-properties officeooo:rsid="007701dd"/>
    </style:style>
    <style:style style:name="T60" style:family="text">
      <style:text-properties officeooo:rsid="00779c6f"/>
    </style:style>
    <style:style style:name="T61" style:family="text">
      <style:text-properties officeooo:rsid="0078f6a4"/>
    </style:style>
    <style:style style:name="T62" style:family="text">
      <style:text-properties officeooo:rsid="007a9c1a"/>
    </style:style>
    <style:style style:name="T63" style:family="text">
      <style:text-properties officeooo:rsid="007c8b85"/>
    </style:style>
    <style:style style:name="T64" style:family="text">
      <style:text-properties officeooo:rsid="00813242"/>
    </style:style>
    <style:style style:name="T65" style:family="text">
      <style:text-properties officeooo:rsid="008319fc"/>
    </style:style>
    <style:style style:name="T66" style:family="text">
      <style:text-properties officeooo:rsid="00883828"/>
    </style:style>
    <style:style style:name="T67" style:family="text">
      <style:text-properties officeooo:rsid="008f1de7"/>
    </style:style>
    <style:style style:name="T68" style:family="text">
      <style:text-properties officeooo:rsid="009595fe"/>
    </style:style>
    <style:style style:name="T69" style:family="text">
      <style:text-properties officeooo:rsid="00970725"/>
    </style:style>
    <style:style style:name="T70" style:family="text">
      <style:text-properties officeooo:rsid="0099c36e"/>
    </style:style>
    <style:style style:name="T71" style:family="text">
      <style:text-properties officeooo:rsid="00a03f77"/>
    </style:style>
    <style:style style:name="T72" style:family="text">
      <style:text-properties officeooo:rsid="00a96723"/>
    </style:style>
    <style:style style:name="T73" style:family="text">
      <style:text-properties officeooo:rsid="00ae3e95"/>
    </style:style>
    <style:style style:name="T74" style:family="text">
      <style:text-properties officeooo:rsid="00afaafe"/>
    </style:style>
    <style:style style:name="T75" style:family="text">
      <style:text-properties officeooo:rsid="00b0af2a"/>
    </style:style>
    <style:style style:name="T76" style:family="text">
      <style:text-properties officeooo:rsid="00b45117"/>
    </style:style>
    <style:style style:name="T77" style:family="text">
      <style:text-properties officeooo:rsid="00b5ee45"/>
    </style:style>
    <style:style style:name="T78" style:family="text">
      <style:text-properties officeooo:rsid="00b72583"/>
    </style:style>
    <style:style style:name="T79" style:family="text">
      <style:text-properties officeooo:rsid="00b9e5cd"/>
    </style:style>
    <style:style style:name="T80" style:family="text">
      <style:text-properties officeooo:rsid="00bba67a"/>
    </style:style>
    <style:style style:name="T81" style:family="text">
      <style:text-properties officeooo:rsid="00c09c22"/>
    </style:style>
    <style:style style:name="T82" style:family="text">
      <style:text-properties officeooo:rsid="00c23dce"/>
    </style:style>
    <style:style style:name="T83" style:family="text">
      <style:text-properties officeooo:rsid="00c4deac"/>
    </style:style>
    <style:style style:name="T84" style:family="text">
      <style:text-properties officeooo:rsid="00c76a9e"/>
    </style:style>
    <style:style style:name="T85" style:family="text">
      <style:text-properties officeooo:rsid="00c7d527"/>
    </style:style>
    <style:style style:name="T86" style:family="text">
      <style:text-properties officeooo:rsid="00d3120b"/>
    </style:style>
    <style:style style:name="T87" style:family="text">
      <style:text-properties officeooo:rsid="00df0d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i Sina Iklil</text:p>
      <text:p text:style-name="P2">01505118</text:p>
      <text:p text:style-name="P87"><text:span text:style-name="T87">InfoBrick Texte</text:span></text:p>
      <text:p text:style-name="P88"/>
      <text:p text:style-name="P7"/>
      <text:p text:style-name="P8">Level 1:</text:p>
      <text:p text:style-name="P8"/>
      <text:p text:style-name="P12">InfoBrick 1:</text:p>
      <text:p text:style-name="P5"><text:span text:style-name="T9">Titel:</text:span><text:span text:style-name="T6"> Herzlich Willkommen zu ComputerScienceRunner</text:span></text:p>
      <text:p text:style-name="P9"><text:span text:style-name="T18">Beschreibung:</text:span><text:span text:style-name="T17"> </text:span>Hier kannst du spielerisch den Studienplan für den Bachelor und Master in Informatik durchspielen. Bei solchen Infokacheln findest du immer nützliche Informationen. Pass gut auf, denn am Ende jedes Semesters bzw. Levels, musst du 3 Fragen beantworten. Viel Spaß beim Spielen!</text:p>
      <text:p text:style-name="P9"/>
      <text:p text:style-name="P12">InfoBrick2:</text:p>
      <text:p text:style-name="P3"><text:span text:style-name="T9">Titel:</text:span><text:span text:style-name="T2"> Ausprägungsfächer</text:span></text:p>
      <text:p text:style-name="P12">Beschreibung:<text:span text:style-name="T17"> </text:span><text:span text:style-name="T21">Wie du vielleicht schon weißt, gibt es im Bachelor Informatik fünf Ausprägungsfächer. Unzwar gibt es Informatik Allgemein, Medieninformatik, Data Science, Medizininformatik und Scientific Computing. Aber keine Sorge, deine Entscheidung für ein Ausprägungsfach sollte idealerweise erst vor dem 4. Semester feststehen. Für mehr Informationen besuch die Webseite der Fakultät für Informatik.</text:span></text:p>
      <text:p text:style-name="P9"/>
      <text:p text:style-name="P12">InfoBrick3:</text:p>
      <text:p text:style-name="P9"><text:span text:style-name="T18">Titel:</text:span><text:span text:style-name="T46"> Informatik und Recht</text:span></text:p>
      <text:p text:style-name="P9"><text:span text:style-name="T18">Beschreibung:</text:span><text:span text:style-name="T46"> Bei dieser Lehrveranstaltung wird dir ein Überblick über jene Rechtsgebiete vermittelt, mit denen du im Berufsleben konfrontiert werden könntest. Studierende sollen im Zuge dieser LV in die Lage versetzt werden, rechtliche Probleme zu erkennen und gesetzeskonform zu handeln.</text:span></text:p>
      <text:p text:style-name="P11"/>
      <text:p text:style-name="P6"><text:span text:style-name="T1">InfoBrick</text:span><text:span text:style-name="T8">4</text:span><text:span text:style-name="T1">:</text:span></text:p>
      <text:p text:style-name="P4"><text:span text:style-name="T9">Titel:</text:span><text:span text:style-name="T3"> Theoretische Informatik</text:span></text:p>
      <text:p text:style-name="P10"><text:span text:style-name="T18">Beschreibung:</text:span><text:span text:style-name="T46"> Hier lernst du die Grundlagen formaler Logik, die verschiedenen Arten von formalen Grammatiken und Automaten, die Zusammenhänge zwischen Grammatiken und Automaten (Chomsky-Hierarchie), und die Grundlagen der Berechenbarkeits- und Komplexitätstheorie.</text:span></text:p>
      <text:p text:style-name="P19"/>
      <text:p text:style-name="P54">InfoBrick5:</text:p>
      <text:p text:style-name="P54">Titel:<text:span text:style-name="T46"> </text:span><text:span text:style-name="T22">Technische Grundlagen der Informatik</text:span></text:p>
      <text:p text:style-name="P54">Beschreibung:<text:span text:style-name="T46"> </text:span><text:span text:style-name="T20">Hier lernst du die historische Entwicklung und die fundamentalen Konzepte sowie die technischen Grundlagen heutiger Rechner kennen. Im Rahmen dieser LV lernst du den grundsätzlichen Aufbau und die Funktionsweise von Digitalrechnern kennen.</text:span></text:p>
      <text:p text:style-name="P55"/>
      <text:p text:style-name="P55"/>
      <text:p text:style-name="P55"/>
      <text:p text:style-name="P55"/>
      <text:p text:style-name="P55"/>
      <text:p text:style-name="P55"><text:soft-page-break/>InfoBrick 6:</text:p>
      <text:p text:style-name="P15"><text:span text:style-name="T1">Titel</text:span><text:span text:style-name="T12">:</text:span><text:span text:style-name="T1"> </text:span><text:span text:style-name="T4">Mathematische Grundlagen der Informatik 1</text:span></text:p>
      <text:p text:style-name="P56">Beschreibung: <text:span text:style-name="T20">Zu Informatik gehört natürlich auch Mathematik dazu. In dieser LV werden Themen aus den Bereichen Mengenlehre, Arithmetik und Algebra, lineare Algebra und analytische Geometrie sowie diskrete Mathematik behandelt. Die Themen sollten dir von der Matura noch bekannt vorkommen.</text:span></text:p>
      <text:p text:style-name="P57">InfoBrick 7:</text:p>
      <text:p text:style-name="P16"><text:span text:style-name="T1">Titel:</text:span><text:span text:style-name="T13"> </text:span><text:span text:style-name="T7">P</text:span><text:span text:style-name="T5">rogrammierung 1</text:span></text:p>
      <text:p text:style-name="P20"><text:span text:style-name="T18">Beschreibung:</text:span><text:span text:style-name="T47"> </text:span>Hier wirst du, wie der Name schon sagt, in das Themenfeld der Programmierung eingeführt. Dabei lernst du etwa die wichtigsten Grundbegriffe der imperativen und objektorientierten Programmierung. Im Zuge dessen wird die Programmiersprache C++ gelehrt.</text:p>
      <text:p text:style-name="P20"/>
      <text:p text:style-name="P82">Level 2:</text:p>
      <text:p text:style-name="P82"/>
      <text:p text:style-name="P58">InfoBrick 1:</text:p>
      <text:p text:style-name="P21"><text:span text:style-name="T18">Titel:</text:span><text:span text:style-name="T19"> </text:span><text:span text:style-name="T48">Modellierung</text:span></text:p>
      <text:p text:style-name="P17"><text:span text:style-name="T15">Beschreibung:</text:span><text:span text:style-name="T14"> </text:span>Hier lernst du die wichtigsten Modellierungsmethoden für Datenbanksysteme, Informationssysteme und deren Anwendungen kennen. Im Rahmen dieser LV erwirbst du die Fähigkeit, die vermittelten Konzepte zu Modellierungstechniken zu verstehen und Modelle in beliebigen Anwendungsbereichen zu erstellen und zu analysieren. Konkret lernst du z.B. UML, ER und BPMN Modellierung.</text:p>
      <text:p text:style-name="P17"/>
      <text:p text:style-name="P59">InfoBrick 2:</text:p>
      <text:p text:style-name="P22"><text:span text:style-name="T18">Titel:</text:span><text:span text:style-name="T19"> </text:span><text:span text:style-name="T49">Informatik und Gesellschaft</text:span></text:p>
      <text:p text:style-name="P18"><text:span text:style-name="T16">Beschreibung:</text:span><text:span text:style-name="T14"> Diese LV soll Studierende anregen, sich mit aktuellen und zukünftigen gesellschaftspolitischen Themen auseinanderzusetzen und deren Einfluss auf die Informatik einzuschätzen bzw. zu beurteilen.</text:span></text:p>
      <text:p text:style-name="P23"/>
      <text:p text:style-name="P60">InfoBrick 3:</text:p>
      <text:p text:style-name="P24"><text:span text:style-name="T18">Titel:</text:span><text:span text:style-name="T50"> Algorithmen und Datenstrukturen</text:span></text:p>
      <text:p text:style-name="P24"><text:span text:style-name="T18">Beschreibung:</text:span><text:span text:style-name="T50"> </text:span>Hier lernt man die grundlegenden Datenstrukturen und Algorithmen, deren Eigenschaften und deren Eignung für konkrete Aufgabenstellungen. Außerdem lernt man das Laufzeit- und Speicherplatzverhalten von Algorithmen mittels Ordnungsnotation abschätzen.</text:p>
      <text:p text:style-name="P24"/>
      <text:p text:style-name="P13"><text:span text:style-name="T1">InfoBrick </text:span><text:span text:style-name="T10">4</text:span><text:span text:style-name="T1">:</text:span></text:p>
      <text:p text:style-name="P25"><text:span text:style-name="T18">Titel:</text:span><text:span text:style-name="T50"> Betriebssysteme</text:span></text:p>
      <text:p text:style-name="P25"><text:span text:style-name="T18">Beschreibung:</text:span><text:span text:style-name="T50"> </text:span>Hier lernen Studierende die wesentlichen Grundlagen für das Verständnis heutiger Betriebssysteme kennen, insbesondere hinsichtlich Prozessmanagement, Speichermanagement <text:soft-page-break/>und Sicherheitsaspekte. Die erworbenen Kenntnisse werden dann auf praktische Fallbeispiele (exemplarisch für Linux und/oder Windows in der jeweiligen Version) angewendet.</text:p>
      <text:p text:style-name="P25"/>
      <text:p text:style-name="P25"/>
      <text:p text:style-name="P25"/>
      <text:p text:style-name="P25"/>
      <text:p text:style-name="P25"/>
      <text:p text:style-name="P61">InfoBrick 5:</text:p>
      <text:p text:style-name="P26"><text:span text:style-name="T18">Titel:</text:span><text:span text:style-name="T50"> Mathematische Grundlagen der Informatik 2</text:span></text:p>
      <text:p text:style-name="P26"><text:span text:style-name="T18">Beschreibung:</text:span><text:span text:style-name="T50"> </text:span>Hier lernst du die Grundlagen der ein- und mehrdimensionalen Analysis und wie man diese Kenntnisse auf einfache Fragestellungen in Wirtschaft, Technik und Naturwissenschaften anwendet. Nach der LV bist du in der Lage, geeignete Softwarewerkzeuge zur Modellierung, grafischen Darstellung und Lösung von Fragestellungen effizient einzusetzen.</text:p>
      <text:p text:style-name="P26"/>
      <text:p text:style-name="P14"><text:span text:style-name="T1">InfoBrick </text:span><text:span text:style-name="T11">6</text:span><text:span text:style-name="T1">:</text:span></text:p>
      <text:p text:style-name="P27"><text:span text:style-name="T18">Titel:</text:span><text:span text:style-name="T51"> Programmierung 2</text:span></text:p>
      <text:p text:style-name="P27"><text:span text:style-name="T18">Beschreibung:</text:span><text:span text:style-name="T51"> </text:span>Hier lernt man fortgeschrittene Konzepte der imperativen und objektorientierten Entwicklung. Im Zuge der LV kannst du selbstständig Programmsysteme für komplexere Aufgabenstellungen in unterschiedlichen Sprachen implementieren. Außerdem beherrschst du dann die grundlegenden Techniken um derartige Programmsysteme zu testen und zu debuggen.</text:p>
      <text:p text:style-name="P27"/>
      <text:p text:style-name="P83">Level 3:</text:p>
      <text:p text:style-name="P83"/>
      <text:p text:style-name="P62">Info Brick 1:</text:p>
      <text:p text:style-name="P28"><text:span text:style-name="T18">Titel:</text:span><text:span text:style-name="T52"> </text:span>Projektmanagement</text:p>
      <text:p text:style-name="P28"><text:span text:style-name="T18">Beschreibung:</text:span><text:span text:style-name="T52"> </text:span>Hier lernst du wie man kleine, Informatik-nahe Projekte in Teams abwickelt, Planungstools anwendet, und wie man die durchlaufenen Prozesse sowohl von einer methodischen als auch zwischenmenschlichen Perspektive reflektiert.</text:p>
      <text:p text:style-name="P28"/>
      <text:p text:style-name="P63">Info Brick 2:</text:p>
      <text:p text:style-name="P29"><text:span text:style-name="T18">Titel:</text:span><text:span text:style-name="T53"> Grundlagen der Intelligenten Systeme</text:span></text:p>
      <text:p text:style-name="P29"><text:span text:style-name="T18">Beschreibung:</text:span><text:span text:style-name="T53"> </text:span>Nach dieser LV sind Studierende befähigt, den Einsatz von Intelligent Systems für ein gegebenes Problem abzuwägen, die Grundlagen für entsprechende Repräsentationen zu kennen und auszuwählen und diese in einfachen Beispielen anwenden zu können.</text:p>
      <text:p text:style-name="P29"/>
      <text:p text:style-name="P64">Info Brick 3:</text:p>
      <text:p text:style-name="P30"><text:span text:style-name="T18">Titel:</text:span><text:span text:style-name="T53"> Datenbanksysteme</text:span></text:p>
      <text:p text:style-name="P30"><text:soft-page-break/><text:span text:style-name="T18">Beschreibung:</text:span><text:span text:style-name="T53"> </text:span>Hier lernst du die grundlegenden Komponenten und Funktionsweisen von Datenbanksystemen, die theoretischen Grundlagen und praktischen Werkzeuge relationaler Datenbanken. In dieser LV werden die Studierenden auch mit der Datenbanksprache SQL vertraut gemacht.</text:p>
      <text:p text:style-name="P30"/>
      <text:p text:style-name="P30"/>
      <text:p text:style-name="P30"/>
      <text:p text:style-name="P65">Info Brick 4:</text:p>
      <text:p text:style-name="P31"><text:span text:style-name="T18">Titel:</text:span><text:span text:style-name="T53"> Einführung in Numerical Computing</text:span></text:p>
      <text:p text:style-name="P31"><text:span text:style-name="T18">Beschreibung:</text:span><text:span text:style-name="T53"> </text:span>In dieser LV lernst du die Grundlagen der Gleitpunktarithmetik und deren<text:span text:style-name="T53"> </text:span>Auswirkungen auf numerische Berechnungen am Computer kennen. Im Speziellen werden Themen wie lineare Gleichungssysteme, Interpolation, Extrapolation, Approximation, Regression, Integration, Differenzengleichungen und nichtlineare Gleichungen behandelt.</text:p>
      <text:p text:style-name="P31"/>
      <text:p text:style-name="P66">Info Brick 5:</text:p>
      <text:p text:style-name="P32"><text:span text:style-name="T18">Titel:</text:span><text:span text:style-name="T53"> Einführende Statistik</text:span></text:p>
      <text:p text:style-name="P32"><text:span text:style-name="T18">Beschreibung:</text:span><text:span text:style-name="T53"> </text:span>In dieser LV lernt man statistische Basistechniken, grundlegende Konzepte der Wahrscheinlichkeitstheorie und der Inferenzstatistik. Nach der LV sollen Studierende in der Lage sein, moderne Softwarewerkzeuge für Analytik und Visualisierung zur Beantwortung datenanalytischer Fragestellungen erfolgreich anzuwenden.</text:p>
      <text:p text:style-name="P32"/>
      <text:p text:style-name="P67">Info Brick 6:</text:p>
      <text:p text:style-name="P33"><text:span text:style-name="T18">Titel:</text:span><text:span text:style-name="T53"> </text:span>Programmiersprachen und -konzepte</text:p>
      <text:p text:style-name="P33"><text:span text:style-name="T18">Beschreibung:</text:span><text:span text:style-name="T54"> Nach Abschluss dieser LV kennst du die unterschiedlichen Paradigmen und Konzepte von Programmiersprachen und kannst informierte Entscheidungen beim Einsatz geeigneter Programmiermethoden treffen.</text:span></text:p>
      <text:p text:style-name="P34"/>
      <text:p text:style-name="P34"/>
      <text:p text:style-name="P84">Level 4</text:p>
      <text:p text:style-name="P35"/>
      <text:p text:style-name="P68">InfoBrick 1:</text:p>
      <text:p text:style-name="P35"><text:span text:style-name="T18">Titel:</text:span> Mensch-Computer-Interaktion</text:p>
      <text:p text:style-name="P35"><text:span text:style-name="T18">Beschreibung:</text:span><text:span text:style-name="T54"> </text:span>In dieser LV lernst du interaktive Bedienoberflächen so zu entwerfen und<text:span text:style-name="T72"> </text:span>zu entwickeln, dass sie von ihren Benutzern als möglichst gebrauchstauglich<text:span text:style-name="T72"> </text:span>bzw. usable erachtet werden.</text:p>
      <text:p text:style-name="P35"/>
      <text:p text:style-name="P68">InfoBrick 2:</text:p>
      <text:p text:style-name="P35"><text:span text:style-name="T18">Titel:</text:span><text:span text:style-name="T54"> </text:span>Studienplan</text:p>
      <text:p text:style-name="P35"><text:soft-page-break/><text:span text:style-name="T18">Beschreibung:</text:span><text:span text:style-name="T54"> </text:span>Ab dem 4. Semester kann sich der Studienplan teilweise für jeden Studierenden, je nach Wahl des Ausprägungsfachs und der Lehrveranstaltungen stark unterscheiden. Hier werden einige LVs vorgestellt, die man besuchen könnte. Dein persönlicher Studienplan<text:span text:style-name="T72"> </text:span>kann natürlich anders aussehen.<text:span text:style-name="T73"> Wenn ein Modul nicht verpflichtend ist, sondern frei wählbar ist, steht (Frei Wählbar) dabei.</text:span></text:p>
      <text:p text:style-name="P35"/>
      <text:p text:style-name="P35"/>
      <text:p text:style-name="P68">InfoBrick 3:</text:p>
      <text:p text:style-name="P36"><text:span text:style-name="T18">Titel:</text:span> Parallel Computing<text:span text:style-name="T74"> (Frei Wählbar)</text:span></text:p>
      <text:p text:style-name="P35"><text:span text:style-name="T18">Beschreibung:</text:span><text:span text:style-name="T54"> </text:span>In dieser LV werden grundlegende Parallelisierungsstrategien behandelt und<text:span text:style-name="T72"> </text:span>wie man parallele Programme bezüglich ihrer Leistung analysiert.<text:span text:style-name="T72"> </text:span>Nach dieser LV kannst du diese Kenntnisse in praktischen Übungen zur Programmierung von Parallelrechnern anwenden.</text:p>
      <text:p text:style-name="P35"/>
      <text:p text:style-name="P68">InfoBrick 4:</text:p>
      <text:p text:style-name="P37"><text:span text:style-name="T18">Titel:</text:span><text:span text:style-name="T54"> </text:span>Signal and Image Processing<text:span text:style-name="T75"> (Frei Wählbar)</text:span></text:p>
      <text:p text:style-name="P35"><text:span text:style-name="T18">Beschreibung:</text:span><text:span text:style-name="T54"> </text:span>Hier lernst du z.B. wie die Konzepte von Fourier- und Waveletttransformationen funktionieren und<text:span text:style-name="T54"> </text:span>wie man diese auf Signale anwenden kann. Das erworbene Wissen wird in<text:span text:style-name="T72"> </text:span>Programmierübungen auf Themen wie Image Enhancement<text:span text:style-name="T84">, Image</text:span> Restoration, Topographic Reconstruction,<text:span text:style-name="T54"> </text:span>Morphological Operations, sowie 3D Rendering angewendet.</text:p>
      <text:p text:style-name="P35"/>
      <text:p text:style-name="P68">InfoBrick 5:</text:p>
      <text:p text:style-name="P35"><text:span text:style-name="T18">Titel:</text:span><text:span text:style-name="T55"> </text:span>Einführung in Mathematische Modellierung</text:p>
      <text:p text:style-name="P35"><text:span text:style-name="T18">Beschreibung:</text:span><text:span text:style-name="T55"> </text:span>In dieser LV lernen Studierende grundlegenden Methoden zur mathematischen Modellierung,<text:span text:style-name="T55"> </text:span>zu Optimierungsverfahren und zugehörigen Analysen. Dabei werden z.B. Themen wie<text:span text:style-name="T55"> </text:span>Differentialgleichungen, Lineare und Nichtlineare Optimierungsverfahren,<text:span text:style-name="T55"> </text:span>Metaheuristiken, Zufallszahlen<text:span text:style-name="T85"> und</text:span> Markov-Ketten behandelt.</text:p>
      <text:p text:style-name="P35"/>
      <text:p text:style-name="P68">InfoBrick 6:</text:p>
      <text:p text:style-name="P35"><text:span text:style-name="T18">Titel:</text:span><text:span text:style-name="T56"> </text:span>Software Engineering 1</text:p>
      <text:p text:style-name="P45"><text:span text:style-name="T18">Beschreibung:</text:span><text:span text:style-name="T56"> Hier werden Methoden und Werkzeuge für die Anforderungsanalyse, Evolution, Verifikation und Validierung von Software gelehrt und wie man diese im Rahmen von Softwareprojekten anwendet.</text:span></text:p>
      <text:p text:style-name="P84"/>
      <text:p text:style-name="P84">Level 5:</text:p>
      <text:p text:style-name="P68">InfoBrick 1:</text:p>
      <text:p text:style-name="P35"><text:span text:style-name="T18">Titel:</text:span><text:span text:style-name="T56"> </text:span>Netzwerktechnologien</text:p>
      <text:p text:style-name="P35"><text:span text:style-name="T18">Beschreibung:</text:span><text:span text:style-name="T56"> </text:span>Hier lernst du die Grundlagen moderner drahtgebundene<text:span text:style-name="T81">r</text:span> und<text:span text:style-name="T56"> </text:span>drahtloser Kommunikationsnetzwerke. Außerdem werden die<text:span text:style-name="T56"> </text:span>wichtigsten Protokolle der Netzwerktechnik gelehrt, angefangen<text:span text:style-name="T56"> </text:span>von den technischen Übertragungsverfahren bis hin zur Anwendungsebene.</text:p>
      <text:p text:style-name="P35"><text:soft-page-break/></text:p>
      <text:p text:style-name="P35"/>
      <text:p text:style-name="P35"/>
      <text:p text:style-name="P35"/>
      <text:p text:style-name="P35"/>
      <text:p text:style-name="P68">InfoBrick 2:</text:p>
      <text:p text:style-name="P38"><text:span text:style-name="T18">Titel:</text:span><text:span text:style-name="T56"> </text:span>Combinatorial and Numerical Algorithms <text:span text:style-name="T73">(Frei Wählbar)</text:span></text:p>
      <text:p text:style-name="P35"><text:span text:style-name="T18">Beschreibung:</text:span><text:span text:style-name="T56"> </text:span>Hier lernen Studierende fortgeschrittene Graphalgorithmen,<text:span text:style-name="T72"> </text:span>textbasierte und geometrische Algorithmen, sowie fortgeschrittene<text:span text:style-name="T72"> </text:span>numerische Algorithmen und verschiedene algorithmische Strategien kennen.<text:span text:style-name="T72"> </text:span>Außerdem lernst du wie man Korrektheitsbeweise und<text:span text:style-name="T72"> </text:span>Laufzeitanalysen für Algorithmen erstellt.</text:p>
      <text:p text:style-name="P68"/>
      <text:p text:style-name="P68">InfoBrick 3:</text:p>
      <text:p text:style-name="P39"><text:span text:style-name="T18">Titel:</text:span><text:span text:style-name="T56"> </text:span>Distributed Systems Engineering<text:span text:style-name="T76"> (Frei Wählbar)</text:span></text:p>
      <text:p text:style-name="P46"><text:span text:style-name="T18">Beschreibung:</text:span><text:span text:style-name="T56"> In dieser LV lernst du die grundlegenden Konzepte von verteilten Systemen, Programmier- und Engineering-Konzepten und aktuelle Paradigmen und Technologien für verteilte Systeme. Ebenfalls lernt man wie man diese Konzepte in einem Projekt umsetzen kann.</text:span></text:p>
      <text:p text:style-name="P35"/>
      <text:p text:style-name="P68">InfoBrick <text:span text:style-name="T82">4</text:span>:</text:p>
      <text:p text:style-name="P40"><text:span text:style-name="T18">Titel:</text:span><text:span text:style-name="T56"> </text:span>Distributed and Parallel Algorithms<text:span text:style-name="T77"> (Frei Wählbar)</text:span></text:p>
      <text:p text:style-name="P35"><text:span text:style-name="T18">Beschreibung:</text:span><text:span text:style-name="T56"> </text:span>Hier lernen Studierende verschiedene Modelle des parallelen und verteilten Rechnens,<text:span text:style-name="T56"> </text:span>wie Message Passing und Shared Memory (z.B. PRAM, MapReduce),<text:span text:style-name="T72"> </text:span>sowie auch die darunterliegenden theoretischen Fragestellungen kennen.</text:p>
      <text:p text:style-name="P35"/>
      <text:p text:style-name="P68">InfoBrick <text:span text:style-name="T82">5</text:span>:</text:p>
      <text:p text:style-name="P35"><text:span text:style-name="T18">Titel:</text:span><text:span text:style-name="T56"> </text:span>Software Engineering 2</text:p>
      <text:p text:style-name="P35"><text:span text:style-name="T18">Beschreibung:</text:span><text:span text:style-name="T56"> </text:span>In dieser LV lernst du Methoden und Werkzeuge, wie z.B. Entwurfsmethoden,<text:span text:style-name="T72"> </text:span>Entwurfsmuster, Programmierstile und nichtfunktionale Anforderungen kennen.<text:span text:style-name="T72"> </text:span>Ebenfalls lernst du wie du diese Konzepte innerhalb eines Softwareprojekts anwendest.</text:p>
      <text:p text:style-name="P35"/>
      <text:p text:style-name="P84"><text:span text:style-name="T56">Level</text:span> 6:</text:p>
      <text:p text:style-name="P35"/>
      <text:p text:style-name="P68">InfoBrick 1:</text:p>
      <text:p text:style-name="P35"><text:span text:style-name="T18">Titel:</text:span> Informationssicherheit</text:p>
      <text:p text:style-name="P35"><text:span text:style-name="T18">Beschreibung:</text:span><text:span text:style-name="T57"> </text:span>In dieser LV lernen Studierende mehr über die zentralen Ansätze zum Schutz von IT-Systemen auf konzeptueller wie auch strategischer Basis, <text:span text:style-name="T72"><text:s/></text:span>einschließlich des damit verbundenen Technologieeinsatzes.</text:p>
      <text:p text:style-name="P35"><text:soft-page-break/></text:p>
      <text:p text:style-name="P35"/>
      <text:p text:style-name="P35"/>
      <text:p text:style-name="P35"/>
      <text:p text:style-name="P35"/>
      <text:p text:style-name="P68">InfoBrick 2:</text:p>
      <text:p text:style-name="P41"><text:span text:style-name="T18">Titel:</text:span><text:span text:style-name="T57"> </text:span>Multimedia and Semantic Technologies<text:span text:style-name="T78"> (Frei Wählbar)</text:span></text:p>
      <text:p text:style-name="P35"><text:span text:style-name="T18">Beschreibung:</text:span><text:span text:style-name="T57"> </text:span>Hier lernst du die Konzepte und Techniken für die Realisierung von<text:span text:style-name="T72"> </text:span>multimedialen Inhalten im Web, für die semantische Anreicherung von multimedialen<text:span text:style-name="T72"> </text:span>Inhalten, sowie die Grundlagen von Human-based Computing und<text:span text:style-name="T72"> </text:span>Social Networks.</text:p>
      <text:p text:style-name="P35"/>
      <text:p text:style-name="P68">InfoBrick 3:</text:p>
      <text:p text:style-name="P41"><text:span text:style-name="T18">Titel:</text:span><text:span text:style-name="T63"> </text:span>Program Optimisations and Runtime Systems <text:span text:style-name="T73">(Frei Wählbar)</text:span></text:p>
      <text:p text:style-name="P47"><text:span text:style-name="T18">Beschreibung:</text:span><text:span text:style-name="T57"> In dieser LV lernst du wie man Programme analysiert und Transformationen anwendet, um unterschiedliche Optimierungsziele zu erreichen und Programme effizient zu parallelisieren. Außerdem lernst du Laufzeittechniken kennen, um die Effizienz von Programmen zu steigern.</text:span></text:p>
      <text:p text:style-name="P35"/>
      <text:p text:style-name="P68">InfoBrick 4:</text:p>
      <text:p text:style-name="P35"><text:span text:style-name="T18">Titel:</text:span><text:span text:style-name="T57"> </text:span>Softwarepraktikum mit Bachelorarbeit </text:p>
      <text:p text:style-name="P35"><text:span text:style-name="T18">Beschreibung:</text:span><text:span text:style-name="T57"> </text:span>In dieser LV werden alle bisher vermittelten Kenntnisse zusammengeführt<text:span text:style-name="T72"> </text:span>um ein Softwareprojekt zu einem von dir ausgewählten Thema zu implementieren<text:span text:style-name="T72"> </text:span>und eine Bachelorarbeit zu schreiben.</text:p>
      <text:p text:style-name="P86"/>
      <text:p text:style-name="P84">Master</text:p>
      <text:p text:style-name="P84"/>
      <text:p text:style-name="P84"><text:span text:style-name="T57">Level</text:span> 7:</text:p>
      <text:p text:style-name="P84"/>
      <text:p text:style-name="P68">InfoBrick 1:</text:p>
      <text:p text:style-name="P35"><text:span text:style-name="T18">Titel:</text:span><text:span text:style-name="T57"> </text:span>Master Informatik</text:p>
      <text:p text:style-name="P43"><text:span text:style-name="T18">Beschreibung:</text:span><text:span text:style-name="T57"> </text:span>Sehr gut! Du befindest dich jetzt im Master Informatik. Wie<text:span text:style-name="T57"> </text:span>im Bachelor gibt es auch hier Ausprägungsfächer. Unzwar kann man sich entscheiden zwischen<text:span text:style-name="T57"> </text:span>Informatik Allgemein, Data Science und Scientific Computing. Der Studienplan sieht daher<text:span text:style-name="T57"> </text:span>für alle unterschiedlich aus. Hier werden wieder einige der LVs vorgestellt.<text:span text:style-name="T79"> Wenn ein Modul nicht verpflichtend ist, sondern frei wählbar ist, steht (Frei Wählbar) dabei.</text:span></text:p>
      <text:p text:style-name="P35"/>
      <text:p text:style-name="P68">InfoBrick 2:</text:p>
      <text:p text:style-name="P42"><text:soft-page-break/><text:span text:style-name="T18">Titel:</text:span><text:span text:style-name="T58"> </text:span>Parallel Architectures and Programming Models</text:p>
      <text:p text:style-name="P35"><text:span text:style-name="T18">Beschreibung:</text:span><text:span text:style-name="T58"> </text:span>In dieser LV lernst du fortgeschrittene Konzepte paralleler Rechnerarchitekturen sowie paralleler Programmiermodelle und Sprachen. Weiters lernst du wie man diese Konzepte<text:span text:style-name="T72"> </text:span>in praktischen Übungen anwendet und eigenständig effiziente parallele Applikationen<text:span text:style-name="T72"> </text:span>auf aktuellen Parallelrechnern entwickelt.</text:p>
      <text:p text:style-name="P35"/>
      <text:p text:style-name="P35"/>
      <text:p text:style-name="P68">InfoBrick 3:</text:p>
      <text:p text:style-name="P43"><text:span text:style-name="T18">Titel:</text:span><text:span text:style-name="T58"> </text:span>Information Management &amp; Systems Engineering<text:span text:style-name="T79"> (Frei Wählbar)</text:span></text:p>
      <text:p text:style-name="P35"><text:span text:style-name="T18">Beschreibung:</text:span><text:span text:style-name="T58"> </text:span>Hier lernen Studierende die theoretischen und praktischen ingenieurwissenschaftlichen<text:span text:style-name="T58"> </text:span>Ansätze des Datenmanagements, der Webtechnologien und der grundlegenden Sicherheitsmechanismen kennen,<text:span text:style-name="T58"> </text:span>um qualitativ hochwertige webbasierte Informationssysteme zu realisieren.</text:p>
      <text:p text:style-name="P35"/>
      <text:p text:style-name="P68">InfoBrick 4:</text:p>
      <text:p text:style-name="P43"><text:span text:style-name="T18">Titel:</text:span><text:span text:style-name="T59"> </text:span>Cooperative Systems<text:span text:style-name="T79"> (Frei Wählbar)</text:span></text:p>
      <text:p text:style-name="P35"><text:span text:style-name="T18">Beschreibung:</text:span><text:span text:style-name="T59"> </text:span>Hier lernst du<text:span text:style-name="T83"> </text:span>wesentliche theoretische und praktische Grundlagen<text:span text:style-name="T72"> </text:span>auf dem Gebiet der Verteilten und Kooperativen Systeme.<text:span text:style-name="T72"> </text:span>Im Rahmen einer Fallstudie wenden Studierende das<text:span text:style-name="T72"> </text:span>Wissen in Gruppenarbeiten auf ein Anwendungsszenario an.</text:p>
      <text:p text:style-name="P35"/>
      <text:p text:style-name="P68">InfoBrick 5:</text:p>
      <text:p text:style-name="P43"><text:span text:style-name="T18">Titel:</text:span><text:span text:style-name="T59"> </text:span>Business Process Management<text:span text:style-name="T79"> (Frei Wählbar)</text:span></text:p>
      <text:p text:style-name="P35"><text:span text:style-name="T18">Beschreibung:</text:span><text:span text:style-name="T59"> </text:span>Dieses Modul besteht aus der VU Workflow Technologies und aus der VU Business Process Management.<text:span text:style-name="T59"> </text:span>Hier lernst du Konzepte und Anwendungen des<text:span text:style-name="T83"> </text:span>Geschäftsprozessmanagements z.B. mit Hilfe der<text:span text:style-name="T59"> </text:span>Modellierungssprache BPMN. Ebenfalls lernst du Konzepte und Techniken zur Automatisierung<text:span text:style-name="T59"> </text:span>von Geschäftsprozessen als Workflows.</text:p>
      <text:p text:style-name="P35"/>
      <text:p text:style-name="P68">InfoBrick 6:</text:p>
      <text:p text:style-name="P43"><text:span text:style-name="T18">Titel:</text:span><text:span text:style-name="T59"> </text:span>Foundations of Data Analysis <text:span text:style-name="T79">(Frei Wählbar)</text:span></text:p>
      <text:p text:style-name="P35"><text:span text:style-name="T18">Beschreibung:</text:span><text:span text:style-name="T59"> </text:span>In dieser LV lernen Studierende die wichtigsten grundlegenden Techniken<text:span text:style-name="T72"> </text:span>der Datenanalyse wie z.B. Regressionsanalyse, Klassifikationsanalyse, Clustering-Techniken, sowie Methoden der Dimensionsreduktion.</text:p>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84"><text:span text:style-name="T59">Level</text:span> 8:</text:p>
      <text:p text:style-name="P68">InfoBrick 1:</text:p>
      <text:p text:style-name="P35"><text:span text:style-name="T18">Titel:</text:span><text:span text:style-name="T60"> </text:span>Advanced Software Engineering</text:p>
      <text:p text:style-name="P35"><text:span text:style-name="T18">Beschreibung:</text:span><text:span text:style-name="T60"> </text:span>In dieser LV lernst du Themen wie Domain-Driven Design, Softwarearchitektur und Model-Driven Design.<text:span text:style-name="T60"> </text:span>Ebenso lernst du wie Domain-Specific Languages eingesetzt werden können und wie moderne<text:span text:style-name="T60"> </text:span>Praktiken im Software Deployment aussehen.</text:p>
      <text:p text:style-name="P35"/>
      <text:p text:style-name="P68">InfoBrick 2:</text:p>
      <text:p text:style-name="P44"><text:span text:style-name="T18">Titel:</text:span><text:span text:style-name="T60"> </text:span>Foundations of Computer Graphics <text:span text:style-name="T79">(Frei Wählbar)</text:span></text:p>
      <text:p text:style-name="P35"><text:span text:style-name="T18">Beschreibung:</text:span><text:span text:style-name="T60"> </text:span>In dieser LV lernst du wie die wesentlichen Algorithmen der Darstellung (Ray-tracing, Radiosity, Rasterization) funktionieren und wie z.B. Licht- und<text:span text:style-name="T72"> </text:span>Schatteneffekte in der Computergrafik funktionieren. Ebenfalls lernst du<text:span text:style-name="T72"> </text:span>wie du eigene Anwendungen mit WebGL (bzw. OpenGL) erstellen kannst.</text:p>
      <text:p text:style-name="P35"/>
      <text:p text:style-name="P68">InfoBrick 3:</text:p>
      <text:p text:style-name="P44"><text:span text:style-name="T18">Titel:</text:span><text:span text:style-name="T61"> </text:span>Scientific Data Management<text:span text:style-name="T80"> (Frei Wählbar)</text:span></text:p>
      <text:p text:style-name="P35"><text:span text:style-name="T18">Beschreibung:</text:span><text:span text:style-name="T61"> </text:span>In dieser LV lernen Studierende aktuelle Methoden zur Erfassung, Management und<text:span text:style-name="T72"> </text:span>Analyse von sehr großen Datenmengen. In die Vorlesung integrierte praktische<text:span text:style-name="T72"> </text:span>Projekte versetzen Studierende in die Lage, selbständig Data Science<text:span text:style-name="T86"> L</text:span>ösungen<text:span text:style-name="T72"> </text:span>für Fragestellungen aus realen Anwendungen zu entwickeln.</text:p>
      <text:p text:style-name="P35"/>
      <text:p text:style-name="P68">InfoBrick 4:</text:p>
      <text:p text:style-name="P44"><text:span text:style-name="T18">Titel:</text:span><text:span text:style-name="T62"> </text:span>Multimedia Content Management<text:span text:style-name="T80"> (Frei Wählbar)</text:span></text:p>
      <text:p text:style-name="P35"><text:span text:style-name="T18">Beschreibung:</text:span><text:span text:style-name="T62"> </text:span>Hier lernst du Konzepte und Techniken für die Organisation,<text:span text:style-name="T72"> </text:span>Modellierung und Verwaltung von multimedialen Inhalten. Studierende können<text:span text:style-name="T72"> </text:span>diese Konzepte und Techniken anwenden und bei der Implementierung von<text:span text:style-name="T72"> </text:span>Systemen und Anwendungen einsetzen.</text:p>
      <text:p text:style-name="P35"/>
      <text:p text:style-name="P68">InfoBrick 5:</text:p>
      <text:p text:style-name="P35"><text:span text:style-name="T18">Titel:</text:span><text:span text:style-name="T62"> </text:span>Praktikum Informatik 1</text:p>
      <text:p text:style-name="P48"><text:span text:style-name="T18">Beschreibung:</text:span><text:span text:style-name="T62"> Hier kannst du ein Thema auswählen und mit Hilfe eines Betreuers implementieren. Dabei erwirbst du die Fähigkeit zur Lösung von Anwendungsproblemen der Informatik.</text:span></text:p>
      <text:p text:style-name="P35"/>
      <text:p text:style-name="P35"><text:soft-page-break/></text:p>
      <text:p text:style-name="P35"/>
      <text:p text:style-name="P35"/>
      <text:p text:style-name="P35"/>
      <text:p text:style-name="P35"/>
      <text:p text:style-name="P84"><text:span text:style-name="T62">Level</text:span> 9:</text:p>
      <text:p text:style-name="P68">InfoBrick 1:</text:p>
      <text:p text:style-name="P69">Titel:<text:span text:style-name="T64"> </text:span><text:span text:style-name="T23">Wissenschaftliches Arbeiten</text:span></text:p>
      <text:p text:style-name="P80">Beschreibung:<text:span text:style-name="T24"> </text:span><text:span text:style-name="T43">Hier erlernst du die Fähigkeit zur Recherche, Analyse und Aufbereitung relevanter wissenschaftlicher Fragestellungen im Bereich Informatik sowie zur wissenschaftlichen Arbeitsweise, wie sie im Zuge der Masterarbeit benötigt wird.</text:span></text:p>
      <text:p text:style-name="P49"/>
      <text:p text:style-name="P70">InfoBrick <text:span text:style-name="T66">2</text:span>:</text:p>
      <text:p text:style-name="P78">Titel:<text:span text:style-name="T64"> </text:span><text:span text:style-name="T25">Gaming Technologies</text:span><text:span text:style-name="T40"> </text:span><text:span text:style-name="T41">(Frei Wählbar)</text:span></text:p>
      <text:p text:style-name="P71"><text:span text:style-name="T65">Beschreibung:</text:span><text:span text:style-name="T26"> In dieser LV lernen Studierende wie Physik in Computerspielen implementiert werden kann, aber auch wie man Kollision</text:span><text:span text:style-name="T42">s</text:span><text:span text:style-name="T26">erkennung, Artificial Intelligence und z.B. Wegfindung für Computerspiele programmieren kann.</text:span></text:p>
      <text:p text:style-name="P50"/>
      <text:p text:style-name="P72">InfoBrick <text:span text:style-name="T67">3</text:span>:</text:p>
      <text:p text:style-name="P78">Titel:<text:span text:style-name="T64"> </text:span><text:span text:style-name="T27">Real-Time Computer Graphics</text:span><text:span text:style-name="T40"> </text:span><text:span text:style-name="T41">(Frei Wählbar)</text:span></text:p>
      <text:p text:style-name="P81"><text:span text:style-name="T65">Beschreibung:</text:span><text:span text:style-name="T28"> </text:span><text:span text:style-name="T44">Hier kannst du dein Wissen bezüglich Echtzeit-Grafik erweitern. Dabei wird die Vulkan API im Detail erklärt. Ebenfalls wird die notwendige Mathematik, die für Computerspiele benötigt wird, gelehrt. Außerdem werden Themen wie Schatten, Transparenz, Normal Maps und Ambient Occlusion gelehrt.</text:span></text:p>
      <text:p text:style-name="P51"/>
      <text:p text:style-name="P73">InfoBrick <text:span text:style-name="T68">4</text:span>:</text:p>
      <text:p text:style-name="P73">Titel:<text:span text:style-name="T64"> </text:span><text:span text:style-name="T29">Praktikum Informatik 2</text:span></text:p>
      <text:p text:style-name="P74"><text:span text:style-name="T65">Beschreibung:</text:span><text:span text:style-name="T28"> </text:span><text:span text:style-name="T30">Diese LV ist ähnlich wie Praktikum Informatik 1.</text:span><text:span text:style-name="T31"> Hier kannst du ebenfalls ein Thema auswählen und implementieren. Dabei kann man dasselbe Thema wie in Praktikum Informatik 1 nehmen, jedoch kann man auch ein anderes Thema wählen.</text:span><text:span text:style-name="T32"> Wenn man möchte, kann man das Thema in der Masterarbeit noch weiter vertiefen.</text:span></text:p>
      <text:p text:style-name="P52"/>
      <text:p text:style-name="P85"><text:span text:style-name="T62">Level</text:span> <text:span text:style-name="T70">10</text:span>:</text:p>
      <text:p text:style-name="P85"/>
      <text:p text:style-name="P75">InfoBrick 1:</text:p>
      <text:p text:style-name="P76">Titel:<text:span text:style-name="T64"> </text:span><text:span text:style-name="T33">Masterseminar</text:span></text:p>
      <text:p text:style-name="P79"><text:soft-page-break/><text:span text:style-name="T69">Beschreibung:</text:span><text:span text:style-name="T24"> </text:span><text:span text:style-name="T34">In dieser LV ist das Ziel, dass Studierende ei</text:span><text:span text:style-name="T35">n</text:span><text:span text:style-name="T34"> Survey-paper oder eines Expose</text:span><text:span text:style-name="T45"> e</text:span><text:span text:style-name="T34">rstellen. Dieses soll dann in einem Konferenzsystem submitted werden, mit den Reviews verbessert und dann in einem Konferenz-ähnlichem Umfeld am Ende des Semesters vorgestellt werden. Das Topic sollte mit dem Topic der Masterarbeit ident sein.</text:span></text:p>
      <text:p text:style-name="P53"/>
      <text:p text:style-name="P53"/>
      <text:p text:style-name="P53"/>
      <text:p text:style-name="P77">InfoBrick<text:span text:style-name="T71"> 2</text:span>:</text:p>
      <text:p text:style-name="P77">Titel:<text:span text:style-name="T64"> </text:span><text:span text:style-name="T36">Masterarbeit</text:span></text:p>
      <text:p text:style-name="P77"><text:span text:style-name="T69">Beschreibung:</text:span><text:span text:style-name="T24"> </text:span><text:span text:style-name="T37">Für die Masterarbeit bieten viele der Forschungsgruppen der Fakultät für Informatik bereits vordefinierte Themen an.</text:span><text:span text:style-name="T39"> </text:span><text:span text:style-name="T38">Das Thema einer Masterarbeit sowie die Betreuung müssen offiziell be</text:span><text:span text:style-name="T39">k</text:span><text:span text:style-name="T38">annt gege</text:span><text:span text:style-name="T39">b</text:span><text:span text:style-name="T38">en und </text:span><text:span text:style-name="T39">vom StudienServiceCenter </text:span><text:span text:style-name="T38">genehmigt werden, bevor mit der Bearbeitung begonnen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2T20:07:58.234000000</meta:creation-date>
    <dc:date>2020-01-24T19:53:21.292000000</dc:date>
    <meta:editing-duration>PT6H9M3S</meta:editing-duration>
    <meta:editing-cycles>189</meta:editing-cycles>
    <meta:generator>LibreOffice/5.1.5.2$Windows_x86 LibreOffice_project/7a864d8825610a8c07cfc3bc01dd4fce6a9447e5</meta:generator>
    <meta:document-statistic meta:table-count="0" meta:image-count="0" meta:object-count="0" meta:page-count="11" meta:paragraph-count="167" meta:word-count="2130" meta:character-count="17062" meta:non-whitespace-character-count="15097"/>
  </office:meta>
</office:document-meta>
</file>